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79bd1" officeooo:paragraph-rsid="00179bd1"/>
    </style:style>
    <style:style style:name="P2" style:family="paragraph" style:parent-style-name="Standard">
      <style:text-properties officeooo:rsid="00179bd1" officeooo:paragraph-rsid="0018eb7e"/>
    </style:style>
    <style:style style:name="P3" style:family="paragraph" style:parent-style-name="Standard">
      <style:text-properties officeooo:rsid="001abacb" officeooo:paragraph-rsid="001abacb"/>
    </style:style>
    <style:style style:name="P4" style:family="paragraph" style:parent-style-name="Standard">
      <style:text-properties officeooo:rsid="001dd254" officeooo:paragraph-rsid="00229ef7"/>
    </style:style>
    <style:style style:name="P5" style:family="paragraph" style:parent-style-name="Standard">
      <style:text-properties officeooo:rsid="00229ef7" officeooo:paragraph-rsid="00229ef7"/>
    </style:style>
    <style:style style:name="P6" style:family="paragraph" style:parent-style-name="Standard">
      <style:text-properties officeooo:rsid="0027ad71" officeooo:paragraph-rsid="0027ad71"/>
    </style:style>
    <style:style style:name="P7" style:family="paragraph" style:parent-style-name="Standard">
      <style:text-properties officeooo:rsid="0028d17c" officeooo:paragraph-rsid="0028d17c"/>
    </style:style>
    <style:style style:name="P8" style:family="paragraph" style:parent-style-name="Standard">
      <style:text-properties officeooo:rsid="002d40a0" officeooo:paragraph-rsid="002d40a0"/>
    </style:style>
    <style:style style:name="P9" style:family="paragraph" style:parent-style-name="Standard">
      <style:text-properties officeooo:rsid="002d4cf3" officeooo:paragraph-rsid="002d4cf3"/>
    </style:style>
    <style:style style:name="P10" style:family="paragraph" style:parent-style-name="Standard">
      <style:text-properties officeooo:rsid="002f922c" officeooo:paragraph-rsid="002f922c"/>
    </style:style>
    <style:style style:name="P11" style:family="paragraph" style:parent-style-name="Standard">
      <style:text-properties officeooo:rsid="00306e6e" officeooo:paragraph-rsid="00306e6e"/>
    </style:style>
    <style:style style:name="P12" style:family="paragraph" style:parent-style-name="Standard">
      <style:text-properties officeooo:rsid="003445ff" officeooo:paragraph-rsid="003445ff"/>
    </style:style>
    <style:style style:name="P13" style:family="paragraph" style:parent-style-name="Standard">
      <style:text-properties officeooo:rsid="00372744" officeooo:paragraph-rsid="00372744"/>
    </style:style>
    <style:style style:name="P14" style:family="paragraph" style:parent-style-name="Standard">
      <style:text-properties officeooo:rsid="003da0a7" officeooo:paragraph-rsid="003da0a7"/>
    </style:style>
    <style:style style:name="P15" style:family="paragraph" style:parent-style-name="Standard">
      <style:text-properties officeooo:rsid="0040228c" officeooo:paragraph-rsid="0040228c"/>
    </style:style>
    <style:style style:name="P16" style:family="paragraph" style:parent-style-name="Standard">
      <style:text-properties officeooo:rsid="0040dfce" officeooo:paragraph-rsid="0040dfce"/>
    </style:style>
    <style:style style:name="P17" style:family="paragraph" style:parent-style-name="Standard">
      <style:text-properties officeooo:rsid="00439dd6" officeooo:paragraph-rsid="00439dd6"/>
    </style:style>
    <style:style style:name="P18" style:family="paragraph" style:parent-style-name="Standard">
      <style:text-properties officeooo:rsid="0046f4d0" officeooo:paragraph-rsid="0046f4d0"/>
    </style:style>
    <style:style style:name="P19" style:family="paragraph" style:parent-style-name="Standard">
      <style:text-properties officeooo:rsid="0048db37" officeooo:paragraph-rsid="0048db37"/>
    </style:style>
    <style:style style:name="P20" style:family="paragraph" style:parent-style-name="Standard">
      <style:text-properties officeooo:rsid="0049b815" officeooo:paragraph-rsid="0049b815"/>
    </style:style>
    <style:style style:name="P21" style:family="paragraph" style:parent-style-name="Standard">
      <style:text-properties officeooo:rsid="004a2553" officeooo:paragraph-rsid="004a2553"/>
    </style:style>
    <style:style style:name="P22" style:family="paragraph" style:parent-style-name="Standard">
      <style:text-properties officeooo:rsid="004b1667" officeooo:paragraph-rsid="004b1667"/>
    </style:style>
    <style:style style:name="P23" style:family="paragraph" style:parent-style-name="Standard">
      <style:text-properties officeooo:rsid="004ce55e" officeooo:paragraph-rsid="004ce55e"/>
    </style:style>
    <style:style style:name="P24" style:family="paragraph" style:parent-style-name="Standard">
      <style:text-properties officeooo:rsid="004e3c42" officeooo:paragraph-rsid="004e5e80"/>
    </style:style>
    <style:style style:name="P25" style:family="paragraph" style:parent-style-name="Standard">
      <style:text-properties officeooo:rsid="0051f384" officeooo:paragraph-rsid="0051f384"/>
    </style:style>
    <style:style style:name="P26" style:family="paragraph" style:parent-style-name="Standard">
      <style:text-properties officeooo:rsid="0053940c" officeooo:paragraph-rsid="0053940c"/>
    </style:style>
    <style:style style:name="P27" style:family="paragraph" style:parent-style-name="Standard">
      <style:text-properties officeooo:rsid="0053940c" officeooo:paragraph-rsid="0067b267"/>
    </style:style>
    <style:style style:name="P28" style:family="paragraph" style:parent-style-name="Standard">
      <style:text-properties officeooo:rsid="0054d977" officeooo:paragraph-rsid="0054d977"/>
    </style:style>
    <style:style style:name="P29" style:family="paragraph" style:parent-style-name="Standard">
      <style:text-properties fo:font-weight="bold" officeooo:rsid="0054d977" officeooo:paragraph-rsid="00770179" style:font-weight-asian="bold" style:font-weight-complex="bold"/>
    </style:style>
    <style:style style:name="P30" style:family="paragraph" style:parent-style-name="Standard">
      <style:text-properties fo:font-weight="bold" officeooo:rsid="0054d977" officeooo:paragraph-rsid="008d318b" style:font-weight-asian="bold" style:font-weight-complex="bold"/>
    </style:style>
    <style:style style:name="P31" style:family="paragraph" style:parent-style-name="Standard">
      <style:text-properties fo:font-weight="bold" officeooo:rsid="0054d977" officeooo:paragraph-rsid="00b2eae4" style:font-weight-asian="bold" style:font-weight-complex="bold"/>
    </style:style>
    <style:style style:name="P32" style:family="paragraph" style:parent-style-name="Standard">
      <style:text-properties fo:font-weight="bold" officeooo:rsid="00894528" officeooo:paragraph-rsid="00894528" style:font-weight-asian="bold" style:font-weight-complex="bold"/>
    </style:style>
    <style:style style:name="P33" style:family="paragraph" style:parent-style-name="Standard">
      <style:text-properties fo:font-weight="bold" officeooo:rsid="008c4337" officeooo:paragraph-rsid="008c4337" style:font-weight-asian="bold" style:font-weight-complex="bold"/>
    </style:style>
    <style:style style:name="P34" style:family="paragraph" style:parent-style-name="Standard">
      <style:text-properties fo:font-weight="bold" officeooo:rsid="00a7c7ff" officeooo:paragraph-rsid="00a7c7ff" style:font-weight-asian="bold" style:font-weight-complex="bold"/>
    </style:style>
    <style:style style:name="P35" style:family="paragraph" style:parent-style-name="Standard">
      <style:paragraph-properties fo:text-align="center" style:justify-single-word="false"/>
      <style:text-properties fo:font-weight="bold" officeooo:rsid="00b48ba2" officeooo:paragraph-rsid="00b48ba2" style:font-weight-asian="bold" style:font-weight-complex="bold"/>
    </style:style>
    <style:style style:name="P36" style:family="paragraph" style:parent-style-name="Standard">
      <style:text-properties fo:font-weight="bold" officeooo:rsid="00b6e873" officeooo:paragraph-rsid="00b6e873" style:font-weight-asian="bold" style:font-weight-complex="bold"/>
    </style:style>
    <style:style style:name="P37" style:family="paragraph" style:parent-style-name="Standard">
      <style:text-properties fo:font-weight="bold" officeooo:rsid="00b7a29a" officeooo:paragraph-rsid="00b7a29a" style:font-weight-asian="bold" style:font-weight-complex="bold"/>
    </style:style>
    <style:style style:name="P38" style:family="paragraph" style:parent-style-name="Standard">
      <style:text-properties fo:font-weight="bold" officeooo:rsid="00cdb2da" officeooo:paragraph-rsid="00cdb2da" style:font-weight-asian="bold" style:font-weight-complex="bold"/>
    </style:style>
    <style:style style:name="P39" style:family="paragraph" style:parent-style-name="Standard">
      <style:text-properties fo:font-weight="bold" officeooo:rsid="00d0b2ca" officeooo:paragraph-rsid="00d0b2ca" style:font-weight-asian="bold" style:font-weight-complex="bold"/>
    </style:style>
    <style:style style:name="P40" style:family="paragraph" style:parent-style-name="Standard">
      <style:text-properties fo:font-weight="normal" officeooo:rsid="00817e58" officeooo:paragraph-rsid="00817e58" style:font-weight-asian="normal" style:font-weight-complex="normal"/>
    </style:style>
    <style:style style:name="P41" style:family="paragraph" style:parent-style-name="Standard">
      <style:text-properties fo:font-weight="normal" officeooo:rsid="00847d62" officeooo:paragraph-rsid="00847d62" style:font-weight-asian="normal" style:font-weight-complex="normal"/>
    </style:style>
    <style:style style:name="P42" style:family="paragraph" style:parent-style-name="Standard">
      <style:text-properties fo:font-weight="normal" officeooo:rsid="00894528" officeooo:paragraph-rsid="00894528" style:font-weight-asian="normal" style:font-weight-complex="normal"/>
    </style:style>
    <style:style style:name="P43" style:family="paragraph" style:parent-style-name="Standard">
      <style:text-properties fo:font-weight="normal" officeooo:rsid="00999f0d" officeooo:paragraph-rsid="00999f0d" style:font-weight-asian="normal" style:font-weight-complex="normal"/>
    </style:style>
    <style:style style:name="P44" style:family="paragraph" style:parent-style-name="Standard">
      <style:text-properties fo:font-weight="normal" officeooo:rsid="00b1cc7c" officeooo:paragraph-rsid="00b1cc7c" style:font-weight-asian="normal" style:font-weight-complex="normal"/>
    </style:style>
    <style:style style:name="P45" style:family="paragraph" style:parent-style-name="Standard">
      <style:text-properties fo:font-weight="normal" officeooo:rsid="00b2eae4" officeooo:paragraph-rsid="00b2eae4" style:font-weight-asian="normal" style:font-weight-complex="normal"/>
    </style:style>
    <style:style style:name="P46" style:family="paragraph" style:parent-style-name="Standard">
      <style:text-properties fo:font-weight="normal" officeooo:rsid="00b6e873" officeooo:paragraph-rsid="00b6e873" style:font-weight-asian="normal" style:font-weight-complex="normal"/>
    </style:style>
    <style:style style:name="P47" style:family="paragraph" style:parent-style-name="Standard">
      <style:text-properties fo:font-weight="normal" officeooo:rsid="00c6a874" officeooo:paragraph-rsid="00c6a874" style:font-weight-asian="normal" style:font-weight-complex="normal"/>
    </style:style>
    <style:style style:name="P48" style:family="paragraph" style:parent-style-name="Standard">
      <style:text-properties fo:font-weight="normal" officeooo:rsid="00cd0398" officeooo:paragraph-rsid="00cd0398" style:font-weight-asian="normal" style:font-weight-complex="normal"/>
    </style:style>
    <style:style style:name="P49" style:family="paragraph" style:parent-style-name="Standard">
      <style:text-properties fo:font-weight="normal" officeooo:rsid="00cdb2da" officeooo:paragraph-rsid="00cdb2da" style:font-weight-asian="normal" style:font-weight-complex="normal"/>
    </style:style>
    <style:style style:name="P50" style:family="paragraph" style:parent-style-name="Standard">
      <style:text-properties fo:font-weight="normal" officeooo:rsid="00d00797" officeooo:paragraph-rsid="00d00797" style:font-weight-asian="normal" style:font-weight-complex="normal"/>
    </style:style>
    <style:style style:name="P51" style:family="paragraph" style:parent-style-name="Standard">
      <style:text-properties fo:font-weight="normal" officeooo:rsid="00d0b2ca" officeooo:paragraph-rsid="00d0b2ca" style:font-weight-asian="normal" style:font-weight-complex="normal"/>
    </style:style>
    <style:style style:name="P52" style:family="paragraph" style:parent-style-name="Standard">
      <style:text-properties fo:font-weight="normal" officeooo:rsid="00d71804" officeooo:paragraph-rsid="00d71804" style:font-weight-asian="normal" style:font-weight-complex="normal"/>
    </style:style>
    <style:style style:name="P53" style:family="paragraph" style:parent-style-name="Standard">
      <style:text-properties fo:font-weight="normal" officeooo:rsid="00d89f67" officeooo:paragraph-rsid="00d89f67" style:font-weight-asian="normal" style:font-weight-complex="normal"/>
    </style:style>
    <style:style style:name="P54" style:family="paragraph" style:parent-style-name="Standard">
      <style:text-properties fo:font-weight="normal" officeooo:rsid="00d9e2d2" officeooo:paragraph-rsid="00d9e2d2" style:font-weight-asian="normal" style:font-weight-complex="normal"/>
    </style:style>
    <style:style style:name="P55" style:family="paragraph" style:parent-style-name="Standard">
      <style:text-properties officeooo:rsid="0058d57c" officeooo:paragraph-rsid="0058d57c"/>
    </style:style>
    <style:style style:name="P56" style:family="paragraph" style:parent-style-name="Standard">
      <style:text-properties style:text-underline-style="solid" style:text-underline-width="auto" style:text-underline-color="font-color" fo:font-weight="bold" officeooo:rsid="005d070b" officeooo:paragraph-rsid="005d070b" style:font-weight-asian="bold" style:font-weight-complex="bold"/>
    </style:style>
    <style:style style:name="P57" style:family="paragraph" style:parent-style-name="Standard">
      <style:text-properties style:text-underline-style="solid" style:text-underline-width="auto" style:text-underline-color="font-color" fo:font-weight="bold" officeooo:rsid="005d070b" officeooo:paragraph-rsid="00972d20" style:font-weight-asian="bold" style:font-weight-complex="bold"/>
    </style:style>
    <style:style style:name="P58" style:family="paragraph" style:parent-style-name="Standard">
      <style:text-properties style:text-underline-style="solid" style:text-underline-width="auto" style:text-underline-color="font-color" fo:font-weight="bold" officeooo:rsid="0058d57c" officeooo:paragraph-rsid="0058d57c" style:font-weight-asian="bold" style:font-weight-complex="bold"/>
    </style:style>
    <style:style style:name="P59" style:family="paragraph" style:parent-style-name="Standard">
      <style:text-properties style:text-underline-style="solid" style:text-underline-width="auto" style:text-underline-color="font-color" fo:font-weight="bold" officeooo:rsid="0058d57c" officeooo:paragraph-rsid="00b6e873" style:font-weight-asian="bold" style:font-weight-complex="bold"/>
    </style:style>
    <style:style style:name="P60" style:family="paragraph" style:parent-style-name="Standard">
      <style:text-properties style:text-underline-style="solid" style:text-underline-width="auto" style:text-underline-color="font-color" fo:font-weight="bold" officeooo:rsid="00a5760c" officeooo:paragraph-rsid="00a5760c" style:font-weight-asian="bold" style:font-weight-complex="bold"/>
    </style:style>
    <style:style style:name="P61" style:family="paragraph" style:parent-style-name="Standard">
      <style:text-properties style:text-underline-style="solid" style:text-underline-width="auto" style:text-underline-color="font-color" fo:font-weight="bold" officeooo:rsid="00b6e873" officeooo:paragraph-rsid="00b6e873" style:font-weight-asian="bold" style:font-weight-complex="bold"/>
    </style:style>
    <style:style style:name="P62" style:family="paragraph" style:parent-style-name="Standard">
      <style:text-properties style:text-underline-style="solid" style:text-underline-width="auto" style:text-underline-color="font-color" fo:font-weight="bold" officeooo:rsid="00a7c7ff" officeooo:paragraph-rsid="00a7c7ff" style:font-weight-asian="bold" style:font-weight-complex="bold"/>
    </style:style>
    <style:style style:name="P63" style:family="paragraph" style:parent-style-name="Standard">
      <style:text-properties style:text-underline-style="solid" style:text-underline-width="auto" style:text-underline-color="font-color" fo:font-weight="bold" officeooo:rsid="00ba7052" officeooo:paragraph-rsid="00ba7052" style:font-weight-asian="bold" style:font-weight-complex="bold"/>
    </style:style>
    <style:style style:name="P64" style:family="paragraph" style:parent-style-name="Standard">
      <style:text-properties officeooo:rsid="006467a5" officeooo:paragraph-rsid="006467a5"/>
    </style:style>
    <style:style style:name="P65" style:family="paragraph" style:parent-style-name="Standard">
      <style:text-properties officeooo:rsid="0066a55d" officeooo:paragraph-rsid="0066a55d"/>
    </style:style>
    <style:style style:name="P66" style:family="paragraph" style:parent-style-name="Standard">
      <style:text-properties officeooo:rsid="0067b267" officeooo:paragraph-rsid="0067b267"/>
    </style:style>
    <style:style style:name="P67" style:family="paragraph" style:parent-style-name="Standard">
      <style:text-properties style:text-underline-style="none" fo:font-weight="normal" officeooo:rsid="009d6243" officeooo:paragraph-rsid="009d6243" style:font-weight-asian="normal" style:font-weight-complex="normal"/>
    </style:style>
    <style:style style:name="P68" style:family="paragraph" style:parent-style-name="Standard">
      <style:text-properties style:text-underline-style="none" fo:font-weight="normal" officeooo:rsid="00a106d9" officeooo:paragraph-rsid="00a106d9" style:font-weight-asian="normal" style:font-weight-complex="normal"/>
    </style:style>
    <style:style style:name="P69" style:family="paragraph" style:parent-style-name="Standard">
      <style:text-properties style:text-underline-style="none" fo:font-weight="normal" officeooo:rsid="00a6e399" officeooo:paragraph-rsid="00a6e399" style:font-weight-asian="normal" style:font-weight-complex="normal"/>
    </style:style>
    <style:style style:name="P70" style:family="paragraph" style:parent-style-name="Standard">
      <style:text-properties style:text-underline-style="none" fo:font-weight="normal" officeooo:rsid="00b093b7" officeooo:paragraph-rsid="00b093b7" style:font-weight-asian="normal" style:font-weight-complex="normal"/>
    </style:style>
    <style:style style:name="P71" style:family="paragraph" style:parent-style-name="Standard">
      <style:text-properties style:text-underline-style="none" fo:font-weight="normal" officeooo:rsid="00b4fdb3" officeooo:paragraph-rsid="00b4fdb3" style:font-weight-asian="normal" style:font-weight-complex="normal"/>
    </style:style>
    <style:style style:name="P72" style:family="paragraph" style:parent-style-name="Standard">
      <style:text-properties style:text-underline-style="none" fo:font-weight="normal" officeooo:rsid="00b4fdb3" officeooo:paragraph-rsid="00b6e873" style:font-weight-asian="normal" style:font-weight-complex="normal"/>
    </style:style>
    <style:style style:name="P73" style:family="paragraph" style:parent-style-name="Standard">
      <style:text-properties style:text-underline-style="none" fo:font-weight="normal" officeooo:rsid="00b6e873" officeooo:paragraph-rsid="00b6e873" style:font-weight-asian="normal" style:font-weight-complex="normal"/>
    </style:style>
    <style:style style:name="P74" style:family="paragraph" style:parent-style-name="Standard">
      <style:text-properties style:text-underline-style="none" fo:font-weight="normal" officeooo:rsid="00bc8644" officeooo:paragraph-rsid="00bc8644" style:font-weight-asian="normal" style:font-weight-complex="normal"/>
    </style:style>
    <style:style style:name="P75" style:family="paragraph" style:parent-style-name="Standard">
      <style:text-properties style:text-underline-style="none" fo:font-weight="normal" officeooo:rsid="00bcc137" officeooo:paragraph-rsid="00bcc137" style:font-weight-asian="normal" style:font-weight-complex="normal"/>
    </style:style>
    <style:style style:name="P76" style:family="paragraph" style:parent-style-name="Standard">
      <style:text-properties style:text-underline-style="none" fo:font-weight="normal" officeooo:rsid="00bdaf07" officeooo:paragraph-rsid="00bdaf07" style:font-weight-asian="normal" style:font-weight-complex="normal"/>
    </style:style>
    <style:style style:name="P77" style:family="paragraph" style:parent-style-name="Standard">
      <style:text-properties style:text-underline-style="none" fo:font-weight="normal" officeooo:rsid="00bfa9ae" officeooo:paragraph-rsid="00bfa9ae" style:font-weight-asian="normal" style:font-weight-complex="normal"/>
    </style:style>
    <style:style style:name="P78" style:family="paragraph" style:parent-style-name="Standard">
      <style:text-properties style:text-underline-style="none" fo:font-weight="normal" officeooo:rsid="00c020e8" officeooo:paragraph-rsid="00c020e8" style:font-weight-asian="normal" style:font-weight-complex="normal"/>
    </style:style>
    <style:style style:name="P79" style:family="paragraph" style:parent-style-name="Standard">
      <style:text-properties style:text-underline-style="none" fo:font-weight="normal" officeooo:rsid="00c2fe46" officeooo:paragraph-rsid="00c2fe46" style:font-weight-asian="normal" style:font-weight-complex="normal"/>
    </style:style>
    <style:style style:name="P80" style:family="paragraph" style:parent-style-name="Standard">
      <style:text-properties style:text-underline-style="none" fo:font-weight="bold" officeooo:rsid="009a4519" officeooo:paragraph-rsid="009a4519" style:font-weight-asian="bold" style:font-weight-complex="bold"/>
    </style:style>
    <style:style style:name="P81" style:family="paragraph" style:parent-style-name="Standard">
      <style:text-properties style:text-underline-style="none" fo:font-weight="bold" officeooo:rsid="00a5760c" officeooo:paragraph-rsid="00b6e873" style:font-weight-asian="bold" style:font-weight-complex="bold"/>
    </style:style>
    <style:style style:name="P82" style:family="paragraph" style:parent-style-name="Standard">
      <style:text-properties style:text-underline-style="none" fo:font-weight="bold" officeooo:rsid="00b6e873" officeooo:paragraph-rsid="00b6e873" style:font-weight-asian="bold" style:font-weight-complex="bold"/>
    </style:style>
    <style:style style:name="P83" style:family="paragraph" style:parent-style-name="Standard">
      <style:text-properties style:text-underline-style="none" fo:font-weight="bold" officeooo:rsid="00b6e873" officeooo:paragraph-rsid="00c4ec46" style:font-weight-asian="bold" style:font-weight-complex="bold"/>
    </style:style>
    <style:style style:name="P84" style:family="paragraph" style:parent-style-name="Standard">
      <style:text-properties style:text-underline-style="none" fo:font-weight="bold" officeooo:rsid="00b7a29a" officeooo:paragraph-rsid="00b7a29a" style:font-weight-asian="bold" style:font-weight-complex="bold"/>
    </style:style>
    <style:style style:name="P85" style:family="paragraph" style:parent-style-name="Standard">
      <style:text-properties style:text-underline-style="none" fo:font-weight="bold" officeooo:rsid="00bf170e" officeooo:paragraph-rsid="00bf170e" style:font-weight-asian="bold" style:font-weight-complex="bold"/>
    </style:style>
    <style:style style:name="P86" style:family="paragraph" style:parent-style-name="Standard">
      <style:text-properties officeooo:rsid="006c0881" officeooo:paragraph-rsid="0067b267"/>
    </style:style>
    <style:style style:name="P87" style:family="paragraph" style:parent-style-name="Standard">
      <style:text-properties officeooo:rsid="00756b51" officeooo:paragraph-rsid="00756b51"/>
    </style:style>
    <style:style style:name="P88" style:family="paragraph" style:parent-style-name="Standard">
      <style:text-properties officeooo:rsid="00770179" officeooo:paragraph-rsid="00770179"/>
    </style:style>
    <style:style style:name="P89" style:family="paragraph" style:parent-style-name="Standard">
      <style:text-properties officeooo:rsid="00a84e97" officeooo:paragraph-rsid="00a84e97"/>
    </style:style>
    <style:style style:name="P90" style:family="paragraph" style:parent-style-name="Standard">
      <style:text-properties officeooo:rsid="00b6e873" officeooo:paragraph-rsid="00b6e873"/>
    </style:style>
    <style:style style:name="P91" style:family="paragraph" style:parent-style-name="Standard">
      <style:text-properties fo:font-style="italic" style:text-underline-style="none" fo:font-weight="bold" officeooo:rsid="009fe026" officeooo:paragraph-rsid="009fe026" style:font-style-asian="italic" style:font-weight-asian="bold" style:font-style-complex="italic" style:font-weight-complex="bold"/>
    </style:style>
    <style:style style:name="P92" style:family="paragraph" style:parent-style-name="Standard">
      <style:text-properties fo:font-style="italic" style:text-underline-style="none" fo:font-weight="bold" officeooo:rsid="00b6e873" officeooo:paragraph-rsid="00b6e873" style:font-style-asian="italic" style:font-weight-asian="bold" style:font-style-complex="italic" style:font-weight-complex="bold"/>
    </style:style>
    <style:style style:name="P93" style:family="paragraph" style:parent-style-name="Standard">
      <style:paragraph-properties fo:text-align="center" style:justify-single-word="false" fo:break-before="page"/>
      <style:text-properties fo:font-weight="bold" officeooo:rsid="006a279d" officeooo:paragraph-rsid="006a279d" style:font-weight-asian="bold" style:font-weight-complex="bold"/>
    </style:style>
    <style:style style:name="P94" style:family="paragraph" style:parent-style-name="Standard">
      <style:paragraph-properties fo:text-align="center" style:justify-single-word="false" fo:break-before="page"/>
      <style:text-properties style:text-underline-style="none" fo:font-weight="bold" officeooo:rsid="00b6e873" officeooo:paragraph-rsid="00b6e873" style:font-weight-asian="bold" style:font-weight-complex="bold"/>
    </style:style>
    <style:style style:name="T1" style:family="text">
      <style:text-properties officeooo:rsid="001f3ae1"/>
    </style:style>
    <style:style style:name="T2" style:family="text">
      <style:text-properties officeooo:rsid="0028d17c"/>
    </style:style>
    <style:style style:name="T3" style:family="text">
      <style:text-properties officeooo:rsid="002a68da"/>
    </style:style>
    <style:style style:name="T4" style:family="text">
      <style:text-properties officeooo:rsid="002f922c"/>
    </style:style>
    <style:style style:name="T5" style:family="text">
      <style:text-properties officeooo:rsid="0035b4f3"/>
    </style:style>
    <style:style style:name="T6" style:family="text">
      <style:text-properties officeooo:rsid="003eed1a"/>
    </style:style>
    <style:style style:name="T7" style:family="text">
      <style:text-properties officeooo:rsid="00420c7c"/>
    </style:style>
    <style:style style:name="T8" style:family="text">
      <style:text-properties officeooo:rsid="0044e179"/>
    </style:style>
    <style:style style:name="T9" style:family="text">
      <style:text-properties officeooo:rsid="004e5e80"/>
    </style:style>
    <style:style style:name="T10" style:family="text">
      <style:text-properties officeooo:rsid="004edae7"/>
    </style:style>
    <style:style style:name="T11" style:family="text">
      <style:text-properties officeooo:rsid="005f7842"/>
    </style:style>
    <style:style style:name="T12" style:family="text">
      <style:text-properties officeooo:rsid="00608b52"/>
    </style:style>
    <style:style style:name="T13" style:family="text">
      <style:text-properties officeooo:rsid="0064a20f"/>
    </style:style>
    <style:style style:name="T14" style:family="text">
      <style:text-properties officeooo:rsid="006fec1b"/>
    </style:style>
    <style:style style:name="T15" style:family="text">
      <style:text-properties officeooo:rsid="007aaca3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weight="normal" officeooo:rsid="00aec8c8" style:font-weight-asian="normal" style:font-weight-complex="normal"/>
    </style:style>
    <style:style style:name="T19" style:family="text">
      <style:text-properties fo:font-weight="normal" officeooo:rsid="00af9663" style:font-weight-asian="normal" style:font-weight-complex="normal"/>
    </style:style>
    <style:style style:name="T20" style:family="text">
      <style:text-properties officeooo:rsid="008aab30"/>
    </style:style>
    <style:style style:name="T21" style:family="text">
      <style:text-properties officeooo:rsid="00a1f5d9"/>
    </style:style>
    <style:style style:name="T22" style:family="text">
      <style:text-properties officeooo:rsid="00a7c7ff"/>
    </style:style>
    <style:style style:name="T23" style:family="text">
      <style:text-properties officeooo:rsid="00a9fc91"/>
    </style:style>
    <style:style style:name="T24" style:family="text">
      <style:text-properties officeooo:rsid="00b3f013"/>
    </style:style>
    <style:style style:name="T25" style:family="text">
      <style:text-properties officeooo:rsid="00b6e873"/>
    </style:style>
    <style:style style:name="T26" style:family="text">
      <style:text-properties officeooo:rsid="00b950b3"/>
    </style:style>
    <style:style style:name="T27" style:family="text">
      <style:text-properties officeooo:rsid="00cb365d"/>
    </style:style>
    <style:style style:name="T28" style:family="text">
      <style:text-properties officeooo:rsid="00d29431"/>
    </style:style>
    <style:style style:name="T29" style:family="text">
      <style:text-properties officeooo:rsid="00d5b8ed"/>
    </style:style>
    <style:style style:name="T30" style:family="text">
      <style:text-properties officeooo:rsid="00d781c0"/>
    </style:style>
    <style:style style:name="T31" style:family="text">
      <style:text-properties officeooo:rsid="00d9e2d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">ON LANGUAGE</text:p>
      <text:p text:style-name="P1"/>
      <text:p text:style-name="P1">Programming, at its heart is the ultimate form of human-computer interaction. <text:s/></text:p>
      <text:p text:style-name="P1"/>
      <text:p text:style-name="P1">However, it is still an imperfect expression. <text:s/>All programming languages attempt to bridge this expression. <text:s/>Various programming paradigms have now been discovered. <text:s/>Various microlanguages have emerged to allow for these programming languages to interact with the same data. <text:s/>Domain <text:s/>specific languages help abstract already high level languages to a more abstract programmer problem.</text:p>
      <text:p text:style-name="P1"/>
      <text:p text:style-name="P15">TEXTUAL LANGUAGES</text:p>
      <text:p text:style-name="P1"/>
      <text:p text:style-name="P2"/>
      <text:p text:style-name="P22">VISUAL LANGUAGES</text:p>
      <text:p text:style-name="P2"/>
      <text:p text:style-name="P3">WHY VISUAL LANGUAGES</text:p>
      <text:p text:style-name="P3"/>
      <text:p text:style-name="P4">Some things can be better expressed visually than with <text:span text:style-name="T1">text. <text:s/>Relations being one of the primary advantages.</text:span></text:p>
      <text:p text:style-name="P4"><text:span text:style-name="T1">graphs, wiring. <text:s/></text:span></text:p>
      <text:p text:style-name="P4"><text:span text:style-name="T1">This is one reason visual languages need fewer temporary variable names.</text:span></text:p>
      <text:p text:style-name="P4"/>
      <text:p text:style-name="P5">With the current “advent” of tablets and touch-computing, coming up with tangible systems becomes more practical and possibly desireable.</text:p>
      <text:p text:style-name="P5"/>
      <text:p text:style-name="P6">Other areas of HCI have shown that a more tangible interface can often be easier. <text:s/>Mouse has improved the web. <text:s/>Touch, gestures are just starting to show their potential. <text:s/><text:span text:style-name="T2">The goal of visual languages to be accessible may not be that far fetched.</text:span></text:p>
      <text:p text:style-name="P6"/>
      <text:p text:style-name="P6"/>
      <text:p text:style-name="P7">THE BAD</text:p>
      <text:p text:style-name="P7"/>
      <text:p text:style-name="P7">The problem comes from the fact that visual languages are built on top of many imperfect expressions. <text:s/><text:span text:style-name="T3">The programmer sits on top of a mostly unknown pile of comprimises to deal with the reality of building such a complicated piece of software. <text:s/>On top of interpreters, engines, third party libraries, an operating system, bugs, quirks, etc.</text:span></text:p>
      <text:p text:style-name="P8"/>
      <text:p text:style-name="P8">There have been movements to take inspirartion from existing programming languages. <text:s/>Scratch looks like BASIC. <text:s/>Data flow languages like puredata have their own style of conditionals using the concept of valves.</text:p>
      <text:p text:style-name="P8"/>
      <text:p text:style-name="P9">Still, these elements are usually implemented on top of another language. <text:s/>A completely new interpreter is written.</text:p>
      <text:p text:style-name="P8"/>
      <text:p text:style-name="P8"/>
      <text:p text:style-name="P10"><text:soft-page-break/>DOMAIN SPECIFIC</text:p>
      <text:p text:style-name="P10"/>
      <text:p text:style-name="P8">In addition, most languages to date only exist to solve a very small subset of possible software. <text:s/><text:span text:style-name="T4">In this way they are much more akin to DSL's and libraries. <text:s/></text:span></text:p>
      <text:p text:style-name="P8"/>
      <text:p text:style-name="P11"><text:span text:style-name="T4">W</text:span>hile dsl's are great, they are usually used to bridge the understanding of a complicated thing to program.</text:p>
      <text:p text:style-name="P11"/>
      <text:p text:style-name="P11">For visual languages to truly be able to make many pieces of software, they need to be more general at least to the point of a scripting language. <text:s/>Lua and javascript have shown how light yet powerful languages can be deployed onto existing software. <text:s/></text:p>
      <text:p text:style-name="P8"/>
      <text:p text:style-name="P8"/>
      <text:p text:style-name="P12">GENERAL VISUAL LANGUAGES</text:p>
      <text:p text:style-name="P12">Some general languages have started to emerge. <text:s/>Scratch gave a simple syntax which could be reimplemented in other languages, similar to how C-syntax spread. <text:s/><text:span text:style-name="T5">The more general idea of nodes has cropped up a few times and various attempts.</text:span></text:p>
      <text:p text:style-name="P12"/>
      <text:p text:style-name="P13"><text:span text:style-name="T5">S</text:span>till, even the general languages were completely tied to a specific piece of software. <text:s/>I do not have a solution for this, however general visual specifications like UML do exist to it is not impossible to conceive of. <text:s/></text:p>
      <text:p text:style-name="P13"/>
      <text:p text:style-name="P14">The complexities from visual languages arise from when similar code can behave subtley differently. <text:s/>This is the same issues as in textual languages. <text:s/><text:span text:style-name="T6">Various solutions exist for that.</text:span></text:p>
      <text:p text:style-name="P14"/>
      <text:p text:style-name="P14"/>
      <text:p text:style-name="P14"><text:span text:style-name="T6"/></text:p>
      <text:p text:style-name="P16">LACK OF EXPRESSION</text:p>
      <text:p text:style-name="P16">More than anything else visual languages currently lack the expressive capabilities of textual languages. <text:s/></text:p>
      <text:p text:style-name="P16"/>
      <text:p text:style-name="P16">The idea of modules is usually implemented, though rarely nesting or scope. <text:s/><text:span text:style-name="T7">Blocks are very general.</text:span></text:p>
      <text:p text:style-name="P16"/>
      <text:p text:style-name="P17">HIGHER ORDER CONCEPTS</text:p>
      <text:p text:style-name="P17">Some ideas in programming transcend the specific language in use. <text:s/>Microlanguages cover some things like this (regular expressions). <text:s/>Domain specific languages, infix operators. <text:s/><text:span text:style-name="T8">These are mostly absent in visual languages. <text:s/>Because of how flexible the language has to be visually, it cannot be the most flexible programmatically.</text:span></text:p>
      <text:p text:style-name="P17"/>
      <text:p text:style-name="P18"><text:span text:style-name="T8">I</text:span>f a concept is not already implemented in a visual language, it is all but impossible to implement.</text:p>
      <text:p text:style-name="P17"/>
      <text:p text:style-name="P19">Textual languages solved this through a large variety of ways. <text:s/></text:p>
      <text:p text:style-name="P20"/>
      <text:p text:style-name="P21">HIGHER ORDER SYNTAX</text:p>
      <text:p text:style-name="P20"><text:soft-page-break/></text:p>
      <text:p text:style-name="P20">However, these concepts do not exist equally in all languages. <text:s/>Though javascript can certainly use higher order functional programming, sometimes the syntax is prohibitive.</text:p>
      <text:p text:style-name="P16"/>
      <text:p text:style-name="P16"><text:span text:style-name="T7"/></text:p>
      <text:p text:style-name="P23">HIGHER ORDER SEMANTICS</text:p>
      <text:p text:style-name="P23">Starting from libraries, there are syntactic sugars by taking </text:p>
      <text:p text:style-name="P23"/>
      <text:p text:style-name="P24">Some more abstract ideas (collections, state machines, graphs, etc) get merged into even more abstract collections and rely on a languages syntax to convey these ideas. <text:s/><text:span text:style-name="T10">The same syntax is used to express wildly different behaviors based on its container, or context.</text:span></text:p>
      <text:p text:style-name="P24"><text:span text:style-name="T9"><text:s text:c="3"/>Data types, closures, and callbacks.</text:span></text:p>
      <text:p text:style-name="P24"/>
      <text:p text:style-name="P25"><text:span text:style-name="T9">P</text:span>art of the power of many programming languages come from being able to manipulate this and take advantage of the syntax as a programmer.</text:p>
      <text:p text:style-name="P93"><text:span text:style-name="T24">LANGUAGE </text:span>DESIGN</text:p>
      <text:p text:style-name="P25"/>
      <text:p text:style-name="P37">USE CASE<text:span text:style-name="T26">S</text:span></text:p>
      <text:p text:style-name="P25"/>
      <text:p text:style-name="P55">design of a non language to d<text:span text:style-name="T11">ata manipulation and message passing.</text:span></text:p>
      <text:p text:style-name="P25"/>
      <text:p text:style-name="P25"/>
      <text:p text:style-name="P84">FUNCTIONAL</text:p>
      <text:p text:style-name="P86"/>
      <text:p text:style-name="P26">A huge draw. <text:s/><text:span text:style-name="T12">There are many advantages that are aruged for it in general. <text:s/></text:span>LISPs are homoiconic. <text:s/>Most OO design patterns disappear due to currying and wrapping.</text:p>
      <text:p text:style-name="P26"/>
      <text:p text:style-name="P64">There are more OO node based languages, <text:span text:style-name="T13">represented by </text:span>multiple IO joints per block. <text:s/><text:span text:style-name="T13">Functional however is less about message passing and more about binding. <text:s/>In this way simple messaging gets caught in very messy mutex locks and the like. <text:s/>Functional programming has many ways around this as will be discussed later.</text:span></text:p>
      <text:p text:style-name="P64"/>
      <text:p text:style-name="P65"><text:span text:style-name="T13">H</text:span>owever, just as in OO, message based systems can have trouble with state. <text:s/></text:p>
      <text:p text:style-name="P65"/>
      <text:p text:style-name="P66">Instead, puredata uses data flow. <text:s/><text:span text:style-name="T14">This is much more akin to a complex state machine. <text:s/></text:span></text:p>
      <text:p text:style-name="P27"/>
      <text:p text:style-name="P28">While messaging exists in OO, functions are by definition arrows. <text:s/>Similar visually so some thoughts on existing languages work.</text:p>
      <text:p text:style-name="P28"/>
      <text:p text:style-name="P28"/>
      <text:p text:style-name="P29">Nodes</text:p>
      <text:p text:style-name="P28"/>
      <text:p text:style-name="P87">The other problem is puredata relies heavily on, for the lack of a better term, “snippet entry”. <text:s/>If we are assuming a visual language, it seems like the separation of remembering.</text:p>
      <text:p text:style-name="P87"/>
      <text:p text:style-name="P88">So, we will move the entire argument outside of the function into a “node”. <text:s/><text:span text:style-name="T15">This node simply represents a typed tuple. <text:s/>In addition, a distinct type and position are enough to distinguish variables. <text:s/>Therefore, we can denote a type-tuple or partially bound tuple as an empty circle and a complely bound tuple (aka data) with a filled circle. <text:s/></text:span></text:p>
      <text:p text:style-name="P88"/>
      <text:p text:style-name="P89"><text:span text:style-name="T15">N</text:span>odes can be optionally named. <text:s/>Naming is similar to a non-temporary variable in most languages. <text:s/><text:span text:style-name="T23">Idealy, a visual language will reduce the amount of temporary variables.</text:span></text:p>
      <text:p text:style-name="P89"/>
      <text:p text:style-name="P90"><text:span text:style-name="T23">T</text:span>ypes can also be thought of as ins while bound types are outs, or carried. <text:s/>Once all variables are bound, the context executes.</text:p>
      <text:p text:style-name="P90"/>
      <text:p text:style-name="P39">Compound Types</text:p>
      <text:p text:style-name="P39"/>
      <text:p text:style-name="P51">While defining types should probably remain trivial, sometimes it makes more sense not to have to <text:soft-page-break/>label arbitrary groupings as they come up. <text:s/><text:span text:style-name="T28">In that case compound types can be represented slightly differently. <text:s/>Along with user defined types.</text:span></text:p>
      <text:p text:style-name="P88"/>
      <text:p text:style-name="P28"><text:span text:style-name="T16">Arrows</text:span></text:p>
      <text:p text:style-name="P28"><text:span text:style-name="T16"/></text:p>
      <text:p text:style-name="P40">Since functions are type-morphisms <text:span text:style-name="T29">(in a side effect free world)</text:span>, we can represent functions as simple arrows between nodes.</text:p>
      <text:p text:style-name="P40"/>
      <text:p text:style-name="P41">A simple edge could either have an arrow, or to avoid confusion visual order could matter (ie left-to-right reading).</text:p>
      <text:p text:style-name="P41"/>
      <text:p text:style-name="P38">Functions</text:p>
      <text:p text:style-name="P38"/>
      <text:p text:style-name="P49">functions are just labeled arrows (unlabeled is identity)</text:p>
      <text:p text:style-name="P41"/>
      <text:p text:style-name="P47">Argument passing <text:span text:style-name="T27">now looks more like a postfix notation.</text:span></text:p>
      <text:p text:style-name="P48"><text:span text:style-name="T27">[</text:span>diagram fn waiting for arguments]</text:p>
      <text:p text:style-name="P48"/>
      <text:p text:style-name="P50">This means composition should happen on the right.</text:p>
      <text:p text:style-name="P50"/>
      <text:p text:style-name="P50">(comp not even?)</text:p>
      <text:p text:style-name="P50">(not . even?)</text:p>
      <text:p text:style-name="P50">[diagram of even? →<text:span text:style-name="T31"> not</text:span>]</text:p>
      <text:p text:style-name="P48"/>
      <text:p text:style-name="P32">Joins</text:p>
      <text:p text:style-name="P32"/>
      <text:p text:style-name="P42">It becomes quickly aparent that there is not always an easy or clear way to express in words the location of the data needed out of a type. <text:s/><text:span text:style-name="T20">These joins essentially are just type manipulations. <text:s/>Common data operations would most likely live on arrows. <text:s/>These joins are primarily syntactic sugar making the whole thing convinient.</text:span></text:p>
      <text:p text:style-name="P42"/>
      <text:p text:style-name="P42">I do not have a good idea how to represent this yet. <text:s/>It would be akin to variable destructuring on two ends which yields a new resulting type. <text:s/>Essentially A maps onto B to yield C where C is a binding of B.</text:p>
      <text:p text:style-name="P42"/>
      <text:p text:style-name="P44">Common joins may want to be defined. <text:s/>Presumably through a context.</text:p>
      <text:p text:style-name="P42"/>
      <text:p text:style-name="P43">For now, represented with <text:span text:style-name="T22">…</text:span></text:p>
      <text:p text:style-name="P43"/>
      <text:p text:style-name="P52"><text:span text:style-name="T22">[</text:span>join diagrams...]</text:p>
      <text:p text:style-name="P52">probably one of splitting tuples, indexing, slicing, filters....<text:span text:style-name="T30">to many to count</text:span></text:p>
      <text:p text:style-name="P52"/>
      <text:p text:style-name="P53"><text:span text:style-name="T30">o</text:span>ften enough to maybe get a unique symbol or something, who knows.</text:p>
      <text:p text:style-name="P43"/>
      <text:p text:style-name="P54"><text:soft-page-break/>Opens with type, ends with type. <text:s/>Therefore join. <text:s/>It's all about lining up type node so on one hand there is just searching and kind of a “best guess”. <text:s/></text:p>
      <text:p text:style-name="P43"/>
      <text:p text:style-name="P62">C<text:span text:style-name="T25">ONTEXTS</text:span></text:p>
      <text:p text:style-name="P34"><text:span text:style-name="T17"/></text:p>
      <text:p text:style-name="P34"><text:span text:style-name="T17">Simple box around a bunch of stuff. <text:s/>Nodes can reach out from it (most likely into IO or state monads or something). <text:s/></text:span><text:span text:style-name="T18">This creates something similar to an object with properties. <text:s/>Types could similarly reach out to create something more like a </text:span><text:span text:style-name="T19">method</text:span><text:span text:style-name="T18">.</text:span></text:p>
      <text:p text:style-name="P33"/>
      <text:p text:style-name="P45">Similar to an s-expr most likely.</text:p>
      <text:p text:style-name="P31"/>
      <text:p text:style-name="P36">Widgets</text:p>
      <text:p text:style-name="P36"/>
      <text:p text:style-name="P46">If they are essentially just contexts with a different front (ui bindings) or a generated context (macros). These are not hard to conceive of though very hard and arbitrary to implement so for now it can be left alone.</text:p>
      <text:p text:style-name="P46"/>
      <text:p text:style-name="P46"><text:s/>Essentially can be the “flip” of a context. <text:s/>This would allow for UI components while still having a programmatic backend. <text:s/></text:p>
      <text:p text:style-name="P30"/>
      <text:p text:style-name="P60">MODULES</text:p>
      <text:p text:style-name="P60"/>
      <text:p text:style-name="P69">Rely on tagging. <text:s/><text:span text:style-name="T25">Possibly equivilent of calling a def. <text:s/>Not how this plays with variable scope yet.</text:span></text:p>
      <text:p text:style-name="P60"/>
      <text:p text:style-name="P60">EXTERNALS</text:p>
      <text:p text:style-name="P60"/>
      <text:p text:style-name="P63">HIGHER ORDER TYPES</text:p>
      <text:p text:style-name="P58"/>
      <text:p text:style-name="P71">It's not hard to conceive of types as contexts. <text:s/>This could be represented by an outline.</text:p>
      <text:p text:style-name="P71"/>
      <text:p text:style-name="P73">These outlines could represent an abstract type (as opposed to concrete).</text:p>
      <text:p text:style-name="P71"/>
      <text:p text:style-name="P59"/>
      <text:p text:style-name="P91">SUGARS FROM TYPES</text:p>
      <text:p text:style-name="P57"/>
      <text:p text:style-name="P80"><text:span text:style-name="T25">I</text:span>nfix</text:p>
      <text:p text:style-name="P80"/>
      <text:p text:style-name="P67">Repeat previous. <text:s/>Works with any type and infix.</text:p>
      <text:p text:style-name="P56"/>
      <text:p text:style-name="P68">All infix operators should work with reduce. <text:s/><text:span text:style-name="T21">Similar to monad plus.</text:span></text:p>
      <text:p text:style-name="P68"/>
      <text:p text:style-name="P82"><text:span text:style-name="T21">R</text:span>ecursion</text:p>
      <text:p text:style-name="P82"><text:span text:style-name="T17"/></text:p>
      <text:p text:style-name="P82"><text:soft-page-break/><text:span text:style-name="T17">God this would be nice...presumably through a context declaring the first type node to the joints and then feed some part back in through another type node. To many uncertainties.</text:span></text:p>
      <text:p text:style-name="P68"/>
      <text:p text:style-name="P68"/>
      <text:p text:style-name="P92">COMPUTATIONAL CONTEXTS</text:p>
      <text:p text:style-name="P72"/>
      <text:p text:style-name="P73">In this way we can introduce a “computational context” with monads.</text:p>
      <text:p text:style-name="P70"/>
      <text:p text:style-name="P70"/>
      <text:p text:style-name="P70"/>
      <text:p text:style-name="P70"/>
      <text:p text:style-name="P61"/>
      <text:p text:style-name="P94">IMPLEMENTATIONS</text:p>
      <text:p text:style-name="P82"/>
      <text:p text:style-name="P82"/>
      <text:p text:style-name="P82"/>
      <text:p text:style-name="P74">An implementation of a language like this all depends on how you represent the diagrams. <text:s/>There is a natural inclination to try to fit this into some form of text. <text:s/>JSON and XML formats are good starts, but data formats do not allow for any logical expression.</text:p>
      <text:p text:style-name="P74"/>
      <text:p text:style-name="P75">Alternatively, an entire language can be created with an interpreter as well as an editor. <text:s/>This is more how puredata and Scratch do it.</text:p>
      <text:p text:style-name="P75"/>
      <text:p text:style-name="P75">[puredata code] [scratch code]</text:p>
      <text:p text:style-name="P75"/>
      <text:p text:style-name="P83">Javascript</text:p>
      <text:p text:style-name="P75"/>
      <text:p text:style-name="P76">Instead, the language could be built on top of an existing language. <text:s/>This could be because the diagrams form can be interpreted or if it can be compiled into another language.</text:p>
      <text:p text:style-name="P76"/>
      <text:p text:style-name="P76">LISP macros would allow for macros. <text:s/>LISP expressions can be similar to data formats so it would not necessarily be particularly difficult. <text:s/></text:p>
      <text:p text:style-name="P76"/>
      <text:p text:style-name="P77">Clojure offers up the entirity of the Java world for library use so it would make sense to build a scripting language there. <text:s/>A clojure DSL could be potentially written in such a way to allow for REPL behavior.</text:p>
      <text:p text:style-name="P79"/>
      <text:p text:style-name="P82">Haskell</text:p>
      <text:p text:style-name="P82"/>
      <text:p text:style-name="P78">Alternatively, Haskell is particularly good at many of the concepts described in this paper. <text:s/>It is also particularly good at parsing so a completely new language could be conceived of.</text:p>
      <text:p text:style-name="P76"/>
      <text:p text:style-name="P85"/>
      <text:p text:style-name="P85"/>
      <text:p text:style-name="P85"/>
      <text:p text:style-name="P8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reeSans1" svg:font-family="FreeSans" style:font-family-generic="swis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imbus Sans L" fo:font-family="'Nimbus Sans L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07T16:41:03.853310629</meta:creation-date>
    <dc:date>2013-12-07T22:26:13.664566396</dc:date>
    <meta:editing-duration>PT5H38M20S</meta:editing-duration>
    <meta:editing-cycles>197</meta:editing-cycles>
    <meta:generator>LibreOffice/4.1.3.2$Linux_X86_64 LibreOffice_project/410m0$Build-2</meta:generator>
    <meta:document-statistic meta:table-count="0" meta:image-count="0" meta:object-count="0" meta:page-count="8" meta:paragraph-count="103" meta:word-count="1690" meta:character-count="10379" meta:non-whitespace-character-count="8692"/>
  </office:meta>
</office:document-meta>
</file>